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Schedule" style:family="table">
      <style:table-properties style:width="17.011cm" fo:margin-left="0cm" fo:margin-right="-0.012cm" table:align="margins"/>
    </style:style>
    <style:style style:name="Schedule.A" style:family="table-column">
      <style:table-column-properties style:column-width="3.598cm" style:rel-column-width="13861*"/>
    </style:style>
    <style:style style:name="Schedule.B" style:family="table-column">
      <style:table-column-properties style:column-width="8.386cm" style:rel-column-width="32308*"/>
    </style:style>
    <style:style style:name="Schedule.C" style:family="table-column">
      <style:table-column-properties style:column-width="5.027cm" style:rel-column-width="19366*"/>
    </style:style>
    <style:style style:name="Schedule.A1" style:family="table-cell">
      <style:table-cell-properties fo:padding="0.097cm" fo:border-left="0.002cm solid #000000" fo:border-right="none" fo:border-top="0.002cm solid #000000" fo:border-bottom="0.002cm solid #000000"/>
    </style:style>
    <style:style style:name="Schedule.C1" style:family="table-cell">
      <style:table-cell-properties fo:padding="0.097cm" fo:border="0.002cm solid #000000"/>
    </style:style>
    <style:style style:name="Schedule.A2" style:family="table-cell">
      <style:table-cell-properties fo:padding="0.097cm" fo:border-left="0.002cm solid #000000" fo:border-right="none" fo:border-top="none" fo:border-bottom="0.002cm solid #000000"/>
    </style:style>
    <style:style style:name="Schedule.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Trebuchet MS" fo:font-size="16pt" fo:language="en" fo:country="GB" fo:font-weight="bold" style:font-size-asian="16pt" style:language-asian="zxx" style:country-asian="none" style:font-weight-asian="bold" style:font-size-complex="16pt" style:language-complex="zxx" style:country-complex="none" style:font-weight-complex="bold"/>
    </style:style>
    <style:style style:name="P2" style:family="paragraph" style:parent-style-name="Standard">
      <style:paragraph-properties fo:text-align="center" style:justify-single-word="false"/>
      <style:text-properties style:font-name="Trebuchet MS" fo:font-size="13pt" fo:language="en" fo:country="GB" style:font-size-asian="13pt" style:language-asian="zxx" style:country-asian="none" style:font-size-complex="13pt" style:language-complex="zxx" style:country-complex="none"/>
    </style:style>
    <style:style style:name="P3" style:family="paragraph" style:parent-style-name="Standard">
      <style:paragraph-properties fo:text-align="start" style:justify-single-word="false">
        <style:tab-stops>
          <style:tab-stop style:position="-0.159cm"/>
        </style:tab-stops>
      </style:paragraph-properties>
      <style:text-properties style:font-name="Trebuchet M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ab-stops>
          <style:tab-stop style:position="-0.159cm"/>
        </style:tab-stops>
      </style:paragraph-properties>
      <style:text-properties style:font-name="Trebuchet MS" fo:font-size="14pt" fo:language="en" fo:country="GB" fo:font-style="normal" fo:font-weight="bold" style:font-size-asian="14pt" style:language-asian="zxx" style:country-asian="none" style:font-style-asian="normal" style:font-weight-asian="bold" style:font-size-complex="14pt" style:language-complex="zxx" style:country-complex="none" style:font-style-complex="normal" style:font-weight-complex="bold"/>
    </style:style>
    <style:style style:name="P5" style:family="paragraph" style:parent-style-name="Standard">
      <style:paragraph-properties fo:text-align="start" style:justify-single-word="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6" style:family="paragraph" style:parent-style-name="Standard">
      <style:paragraph-properties fo:text-align="start" style:justify-single-word="false">
        <style:tab-stops>
          <style:tab-stop style:position="-0.159cm"/>
        </style:tab-stops>
      </style:paragraph-properties>
      <style:text-properties style:font-name="Trebuchet MS" fo:language="en" fo:country="GB" style:language-asian="zxx" style:country-asian="none" style:language-complex="zxx" style:country-complex="none"/>
    </style:style>
    <style:style style:name="P7" style:family="paragraph" style:parent-style-name="Standard">
      <style:paragraph-properties fo:text-align="start" style:justify-single-word="false">
        <style:tab-stops>
          <style:tab-stop style:position="-0.159cm"/>
        </style:tab-stops>
      </style:paragraph-properties>
      <style:text-properties style:font-name="Trebuchet MS" fo:language="en" fo:country="GB" fo:font-style="normal" fo:font-weight="bold" style:language-asian="zxx" style:country-asian="none" style:font-style-asian="normal" style:font-weight-asian="bold" style:language-complex="zxx" style:country-complex="none" style:font-style-complex="normal" style:font-weight-complex="bold"/>
    </style:style>
    <style:style style:name="P8" style:family="paragraph" style:parent-style-name="Standard">
      <style:paragraph-properties fo:text-align="start" style:justify-single-word="false">
        <style:tab-stops>
          <style:tab-stop style:position="-0.159cm"/>
        </style:tab-stops>
      </style:paragraph-properties>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P9" style:family="paragraph" style:parent-style-name="Standard">
      <style:paragraph-properties fo:text-align="center" style:justify-single-word="false"/>
      <style:text-properties fo:language="en" fo:country="GB" style:language-asian="zxx" style:country-asian="none" style:language-complex="zxx" style:country-complex="none"/>
    </style:style>
    <style:style style:name="P10" style:family="paragraph" style:parent-style-name="Standard">
      <style:paragraph-properties fo:text-align="start" style:justify-single-word="false">
        <style:tab-stops>
          <style:tab-stop style:position="-0.159cm"/>
        </style:tab-stops>
      </style:paragraph-properties>
      <style:text-properties fo:font-weight="bold" style:font-weight-asian="bold" style:font-weight-complex="bold"/>
    </style:style>
    <style:style style:name="P11" style:family="paragraph" style:parent-style-name="Standard">
      <style:paragraph-properties fo:margin-left="1.164cm" fo:margin-right="0cm" fo:text-align="start" style:justify-single-word="false" fo:text-indent="0cm" style:auto-text-indent="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margin-left="1.164cm" fo:margin-right="0cm" fo:text-align="start" style:justify-single-word="false" fo:text-indent="0cm" style:auto-text-indent="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13" style:family="paragraph" style:parent-style-name="Standard">
      <style:paragraph-properties fo:margin-left="-0.026cm" fo:margin-right="0cm" fo:text-align="start" style:justify-single-word="false" fo:text-indent="0cm" style:auto-text-indent="false"/>
      <style:text-properties style:font-name="Trebuchet MS" fo:font-size="12pt" fo:language="en" fo:country="GB" fo:font-weight="normal" style:font-size-asian="12pt" style:language-asian="zxx" style:country-asian="none" style:font-weight-asian="normal" style:font-size-complex="12pt" style:language-complex="zxx" style:country-complex="none" style:font-weight-complex="normal"/>
    </style:style>
    <style:style style:name="P14" style:family="paragraph" style:parent-style-name="Table_20_Contents">
      <style:paragraph-properties fo:text-align="center" style:justify-single-word="false"/>
      <style:text-properties style:font-name="Trebuchet MS" fo:font-size="14pt" style:font-size-asian="14pt" style:font-size-complex="14pt"/>
    </style:style>
    <style:style style:name="P15" style:family="paragraph" style:parent-style-name="Table_20_Contents">
      <style:paragraph-properties fo:text-align="start" style:justify-single-word="false"/>
      <style:text-properties style:font-name="Trebuchet MS" fo:font-weight="bold" style:font-weight-asian="bold" style:font-weight-complex="bold"/>
    </style:style>
    <style:style style:name="P16" style:family="paragraph" style:parent-style-name="Table_20_Contents">
      <style:paragraph-properties fo:text-align="center" style:justify-single-word="false"/>
      <style:text-properties style:font-name="Trebuchet MS" fo:font-weight="bold" style:font-weight-asian="bold" style:font-weight-complex="bold"/>
    </style:style>
    <style:style style:name="P17" style:family="paragraph" style:parent-style-name="Table_20_Contents">
      <style:paragraph-properties fo:text-align="center" style:justify-single-word="false"/>
      <style:text-properties style:font-name="Trebuchet MS" fo:font-size="11pt" fo:font-weight="bold" style:font-size-asian="11pt" style:font-weight-asian="bold" style:font-size-complex="11pt" style:font-weight-complex="bold"/>
    </style:style>
    <style:style style:name="P18" style:family="paragraph" style:parent-style-name="Table_20_Contents">
      <style:paragraph-properties fo:text-align="center" style:justify-single-word="false"/>
      <style:text-properties style:font-name="Trebuchet MS" fo:font-size="11pt" style:font-size-asian="11pt" style:font-size-complex="11pt"/>
    </style:style>
    <style:style style:name="P19" style:family="paragraph" style:parent-style-name="Table_20_Contents">
      <style:paragraph-properties fo:text-align="center" style:justify-single-word="false"/>
      <style:text-properties style:font-name="Trebuchet MS" fo:font-size="11pt" fo:font-weight="normal" style:font-size-asian="11pt" style:font-weight-asian="normal" style:font-size-complex="11pt" style:font-weight-complex="normal"/>
    </style:style>
    <style:style style:name="P20" style:family="paragraph" style:parent-style-name="Standard">
      <style:paragraph-properties fo:margin-left="0cm" fo:margin-right="0cm" fo:text-align="start" style:justify-single-word="false" fo:text-indent="0cm" style:auto-text-indent="false"/>
      <style:text-properties style:font-name="Trebuchet MS" fo:font-size="12pt" fo:language="en" fo:country="GB" fo:font-weight="bold" style:font-size-asian="12pt" style:language-asian="zxx" style:country-asian="none" style:font-weight-asian="bold" style:font-size-complex="12pt" style:language-complex="zxx" style:country-complex="none" style:font-weight-complex="bold"/>
    </style:style>
    <style:style style:name="P21" style:family="paragraph" style:parent-style-name="Standard" style:list-style-name="L1">
      <style:paragraph-properties fo:text-align="start" style:justify-single-word="false">
        <style:tab-stops>
          <style:tab-stop style:position="-0.159cm"/>
        </style:tab-stops>
      </style:paragraph-properties>
      <style:text-properties style:font-name="Trebuchet MS" fo:language="en" fo:country="GB" style:language-asian="zxx" style:country-asian="none" style:language-complex="zxx" style:country-complex="none"/>
    </style:style>
    <style:style style:name="P22" style:family="paragraph" style:parent-style-name="Standard">
      <style:paragraph-properties fo:text-align="start" style:justify-single-word="false">
        <style:tab-stops>
          <style:tab-stop style:position="-0.159cm"/>
        </style:tab-stops>
      </style:paragraph-properties>
      <style:text-properties style:font-name="Trebuchet MS" fo:language="en" fo:country="GB"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Standard" style:list-style-name="L2">
      <style:paragraph-properties fo:text-align="start" style:justify-single-word="false">
        <style:tab-stops>
          <style:tab-stop style:position="-0.159cm"/>
        </style:tab-stops>
      </style:paragraph-properties>
    </style:style>
    <style:style style:name="P24" style:family="paragraph" style:parent-style-name="Standard" style:list-style-name="L2">
      <style:paragraph-properties fo:text-align="start" style:justify-single-word="false">
        <style:tab-stops>
          <style:tab-stop style:position="-0.159cm"/>
        </style:tab-stops>
      </style:paragraph-properties>
      <style:text-properties fo:font-weight="bold" style:font-weight-asian="bold" style:font-weight-complex="bold"/>
    </style:style>
    <style:style style:name="T1" style:family="text">
      <style:text-properties style:font-name="Trebuchet MS" fo:language="en" fo:country="GB" fo:font-style="normal" fo:font-weight="normal" style:language-asian="zxx" style:country-asian="none" style:font-style-asian="normal" style:font-weight-asian="normal" style:language-complex="zxx" style:country-complex="none" style:font-style-complex="normal" style:font-weight-complex="normal"/>
    </style:style>
    <style:style style:name="T2" style:family="text">
      <style:text-properties style:font-name="Trebuchet MS" fo:language="en" fo:country="GB" fo:font-style="normal" fo:font-weight="bold" style:language-asian="zxx" style:country-asian="none" style:font-style-asian="normal" style:font-weight-asian="bold" style:language-complex="zxx" style:country-complex="none" style:font-style-complex="normal" style:font-weight-complex="bold"/>
    </style:style>
    <style:style style:name="T3" style:family="text">
      <style:text-properties style:font-name="Trebuchet MS" fo:language="en" fo:country="GB" fo:font-style="normal" style:language-asian="zxx" style:country-asian="none" style:font-style-asian="normal" style:language-complex="zxx" style:country-complex="none"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The Importance of Being Android</text:p>
      <text:p text:style-name="P2">By Daniel Muir</text:p>
      <text:p text:style-name="P2">s0930256</text:p>
      <text:p text:style-name="P2"/>
      <text:p text:style-name="P20">What is the Project?</text:p>
      <text:p text:style-name="P5"/>
      <text:p text:style-name="P13"><text:tab/>This project is to turn the text of the play "The Importance of Being Earnest" by Oscar Wilde into an Android app which, in addition to simply allowing someone to read the play, allows them to select a part in the play to learn. In this mode, the text of the play is shown up to their chosen character's next line and the user must click to advance the text. This enforced pause before their line allows the user to try to recall the line, before advancing to see if their recollection was correct.</text:p>
      <text:p text:style-name="P13"/>
      <text:p text:style-name="P11"/>
      <text:p text:style-name="P20">Why this Project?</text:p>
      <text:p text:style-name="P12"/>
      <text:p text:style-name="P6"><text:tab/>There are many reasons as to why developing this application would be beneficial.</text:p>
      <text:p text:style-name="P6"/>
      <text:list xml:id="list32469321" text:style-name="L1">
        <text:list-item>
          <text:p text:style-name="P21">Encourage the user to rehearse their lines anywhere and at any time. While this is possible already with a paper script, it can be awkward to carry around all the time and can be easily lost. Being able to store a copy of the play onto the phone, something that is carried around already, is much more suitable for an actor.</text:p>
        </text:list-item>
      </text:list>
      <text:p text:style-name="P6"/>
      <text:list xml:id="list32528204" text:continue-numbering="true" text:style-name="L1">
        <text:list-item>
          <text:p text:style-name="P21">Easy to rehearse with any character, at any point in the play. With a possibly large script on paper, the user has to flick through numerous pages to find the line they wish to rehearse. With this app, we can make this process much easier.</text:p>
        </text:list-item>
      </text:list>
      <text:p text:style-name="P6"/>
      <text:list xml:id="list32545216" text:continue-numbering="true" text:style-name="L1">
        <text:list-item>
          <text:p text:style-name="P21">There are several features to use that are not available with a paper script (see next section).</text:p>
        </text:list-item>
      </text:list>
      <text:p text:style-name="P6"/>
      <text:list xml:id="list32523216" text:continue-numbering="true" text:style-name="L1">
        <text:list-item>
          <text:p text:style-name="P21">A Digital Partner to rehearse lines with and offer feedback. Quite often, an actor will first begin by learning lines of a play. Once they are confident in memorising the play, they will opt to run the lines through with another person so they can act off their performance. This app offers this with some features (see next section) and also provides statistics so the user can see which sections they know well, and other sections they need to improve on.</text:p>
        </text:list-item>
      </text:list>
      <text:p text:style-name="P6"/>
      <text:p text:style-name="P7">Features available</text:p>
      <text:p text:style-name="P7"/>
      <text:list xml:id="list32465968" text:style-name="L2">
        <text:list-item>
          <text:p text:style-name="P23"><text:span text:style-name="T2">Filtering</text:span><text:span text:style-name="T1">: When selecting a character and an act to begin from, the app will filter out any irrelevant text from the play</text:span></text:p>
        </text:list-item>
        <text:list-item>
          <text:p text:style-name="P23"><text:span text:style-name="T2">Cue Words</text:span><text:span text:style-name="T1">: The user can toggle if they wish to have cue words or not. Cue words offer some hints from the previous character's line by finding some consistency in the previous line and the user's current line.</text:span></text:p>
        </text:list-item>
        <text:list-item>
          <text:p text:style-name="P23"><text:span text:style-name="T2">Audio</text:span><text:span text:style-name="T1">: Toggling this feature will allow other lines not being delivered by the user to be spoken out by the phone via an audio recording.</text:span></text:p>
        </text:list-item>
        <text:list-item>
          <text:p text:style-name="P24"><text:span text:style-name="T3">Recording</text:span><text:span text:style-name="T1">: When rehearsing the play, the user can start recording their performance at any time with a click of the button. Multiple recordings can be saved and viewed later on.</text:span></text:p>
        </text:list-item>
      </text:list>
      <text:p text:style-name="P7"/>
      <text:p text:style-name="P7"><text:soft-page-break/></text:p>
      <text:list xml:id="list32541836" text:continue-numbering="true" text:style-name="L2">
        <text:list-item>
          <text:p text:style-name="P24"><text:span text:style-name="T3">Performance Notes</text:span><text:span text:style-name="T1">: The user can add a note to any line they wish, to remind themselves something about it e.g. the tone in which to deliver the line.</text:span></text:p>
        </text:list-item>
        <text:list-item>
          <text:p text:style-name="P24"><text:span text:style-name="T3">Prompt</text:span><text:span text:style-name="T1">: When rehearsing for a play, the actor will often forget their lines. Instead of revealing the whole line to the actor, usually just the first couple of words of the line is enough to remind them what they should be saying. The Prompt feature implements this idea.</text:span></text:p>
        </text:list-item>
        <text:list-item>
          <text:p text:style-name="P24"><text:span text:style-name="T3">Strike-through</text:span><text:span text:style-name="T1">: Sometimes, certain lines will be deleted from a play. The Strike-through feature will allow the user to “hide” parts of the play that are no longer relevant.</text:span></text:p>
        </text:list-item>
        <text:list-item>
          <text:p text:style-name="P24"><text:span text:style-name="T3">Highlighting</text:span><text:span text:style-name="T1">: It is well known that highlighting parts of some text helps readers to remember the selected text. The app also implements this.</text:span></text:p>
        </text:list-item>
      </text:list>
      <text:p text:style-name="P8"/>
      <text:p text:style-name="P8"/>
      <text:p text:style-name="P10"><text:span text:style-name="T1"><text:tab/></text:span><text:span text:style-name="T3">Project Schedule</text:span></text:p>
      <text:p text:style-name="P3"/>
      <table:table table:name="Schedule" table:style-name="Schedule">
        <table:table-column table:style-name="Schedule.A"/>
        <table:table-column table:style-name="Schedule.B"/>
        <table:table-column table:style-name="Schedule.C"/>
        <table:table-row>
          <table:table-cell table:style-name="Schedule.A1" office:value-type="string">
            <text:p text:style-name="P14">Task</text:p>
          </table:table-cell>
          <table:table-cell table:style-name="Schedule.A1" office:value-type="string">
            <text:p text:style-name="P14">Description</text:p>
          </table:table-cell>
          <table:table-cell table:style-name="Schedule.C1" office:value-type="string">
            <text:p text:style-name="P14">Deadline</text:p>
          </table:table-cell>
        </table:table-row>
        <table:table-row>
          <table:table-cell table:style-name="Schedule.A2" office:value-type="string">
            <text:p text:style-name="P15"><text:s text:c="3"/>1</text:p>
          </table:table-cell>
          <table:table-cell table:style-name="Schedule.A2" office:value-type="string">
            <text:p text:style-name="P17">Finish Implementation.</text:p>
          </table:table-cell>
          <table:table-cell table:style-name="Schedule.C2" office:value-type="string">
            <text:p text:style-name="P17">End of Semester 2</text:p>
          </table:table-cell>
        </table:table-row>
        <table:table-row>
          <table:table-cell table:style-name="Schedule.A2" office:value-type="string">
            <text:p text:style-name="P15"><text:s text:c="6"/>1.1</text:p>
          </table:table-cell>
          <table:table-cell table:style-name="Schedule.A2" office:value-type="string">
            <text:p text:style-name="P18">Design and implement Database.</text:p>
          </table:table-cell>
          <table:table-cell table:style-name="Schedule.C2" office:value-type="string">
            <text:p text:style-name="P18">November</text:p>
          </table:table-cell>
        </table:table-row>
        <table:table-row>
          <table:table-cell table:style-name="Schedule.A2" office:value-type="string">
            <text:p text:style-name="P15"><text:s text:c="9"/>1.1.1</text:p>
          </table:table-cell>
          <table:table-cell table:style-name="Schedule.A2" office:value-type="string">
            <text:p text:style-name="P18">Decide on what fields should be stored into database.</text:p>
          </table:table-cell>
          <table:table-cell table:style-name="Schedule.C2" office:value-type="string">
            <text:p text:style-name="P18">October Week 3</text:p>
          </table:table-cell>
        </table:table-row>
        <table:table-row>
          <table:table-cell table:style-name="Schedule.A2" office:value-type="string">
            <text:p text:style-name="P16">1.1.2</text:p>
          </table:table-cell>
          <table:table-cell table:style-name="Schedule.A2" office:value-type="string">
            <text:p text:style-name="P18">And filter feature to match user's character and page choice</text:p>
          </table:table-cell>
          <table:table-cell table:style-name="Schedule.C2" office:value-type="string">
            <text:p text:style-name="P18">November</text:p>
          </table:table-cell>
        </table:table-row>
        <table:table-row>
          <table:table-cell table:style-name="Schedule.A2" office:value-type="string">
            <text:p text:style-name="P15"><text:s text:c="6"/>1.2</text:p>
          </table:table-cell>
          <table:table-cell table:style-name="Schedule.A2" office:value-type="string">
            <text:p text:style-name="P18">Add Performance Notes functionality</text:p>
          </table:table-cell>
          <table:table-cell table:style-name="Schedule.C2" office:value-type="string">
            <text:p text:style-name="P18">November Week 2</text:p>
          </table:table-cell>
        </table:table-row>
        <table:table-row>
          <table:table-cell table:style-name="Schedule.A2" office:value-type="string">
            <text:p text:style-name="P15"><text:s text:c="6"/>1.3</text:p>
          </table:table-cell>
          <table:table-cell table:style-name="Schedule.A2" office:value-type="string">
            <text:p text:style-name="P18">Add Cue Words functionality</text:p>
          </table:table-cell>
          <table:table-cell table:style-name="Schedule.C2" office:value-type="string">
            <text:p text:style-name="P18">December</text:p>
          </table:table-cell>
        </table:table-row>
        <table:table-row>
          <table:table-cell table:style-name="Schedule.A2" office:value-type="string">
            <text:p text:style-name="P15"><text:s text:c="6"/>1.4</text:p>
          </table:table-cell>
          <table:table-cell table:style-name="Schedule.A2" office:value-type="string">
            <text:p text:style-name="P18">Add Prompt functionality</text:p>
          </table:table-cell>
          <table:table-cell table:style-name="Schedule.C2" office:value-type="string">
            <text:p text:style-name="P18">December</text:p>
          </table:table-cell>
        </table:table-row>
        <table:table-row>
          <table:table-cell table:style-name="Schedule.A2" office:value-type="string">
            <text:p text:style-name="P15"><text:s text:c="6"/>1.5</text:p>
          </table:table-cell>
          <table:table-cell table:style-name="Schedule.A2" office:value-type="string">
            <text:p text:style-name="P18">Add additional features</text:p>
          </table:table-cell>
          <table:table-cell table:style-name="Schedule.C2" office:value-type="string">
            <text:p text:style-name="P18">End of Semester 2</text:p>
          </table:table-cell>
        </table:table-row>
        <table:table-row>
          <table:table-cell table:style-name="Schedule.A2" office:value-type="string">
            <text:p text:style-name="P16">1.5.1</text:p>
          </table:table-cell>
          <table:table-cell table:style-name="Schedule.A2" office:value-type="string">
            <text:p text:style-name="P18">Store No. of prompts by user</text:p>
          </table:table-cell>
          <table:table-cell table:style-name="Schedule.C2" office:value-type="string">
            <text:p text:style-name="P18">December Week 1</text:p>
          </table:table-cell>
        </table:table-row>
        <table:table-row>
          <table:table-cell table:style-name="Schedule.A2" office:value-type="string">
            <text:p text:style-name="P16">1.5.2</text:p>
          </table:table-cell>
          <table:table-cell table:style-name="Schedule.A2" office:value-type="string">
            <text:p text:style-name="P18">Add Recording option</text:p>
          </table:table-cell>
          <table:table-cell table:style-name="Schedule.C2" office:value-type="string">
            <text:p text:style-name="P18">December Week 2</text:p>
          </table:table-cell>
        </table:table-row>
        <table:table-row>
          <table:table-cell table:style-name="Schedule.A2" office:value-type="string">
            <text:p text:style-name="P16">1.5.3</text:p>
          </table:table-cell>
          <table:table-cell table:style-name="Schedule.A2" office:value-type="string">
            <text:p text:style-name="P18">Add Audio option</text:p>
          </table:table-cell>
          <table:table-cell table:style-name="Schedule.C2" office:value-type="string">
            <text:p text:style-name="P18">December Week 3</text:p>
          </table:table-cell>
        </table:table-row>
        <table:table-row>
          <table:table-cell table:style-name="Schedule.A2" office:value-type="string">
            <text:p text:style-name="P15"><text:s text:c="3"/>2</text:p>
          </table:table-cell>
          <table:table-cell table:style-name="Schedule.A2" office:value-type="string">
            <text:p text:style-name="P17">Test Project</text:p>
          </table:table-cell>
          <table:table-cell table:style-name="Schedule.C2" office:value-type="string">
            <text:p text:style-name="P17">February</text:p>
          </table:table-cell>
        </table:table-row>
        <table:table-row>
          <table:table-cell table:style-name="Schedule.A2" office:value-type="string">
            <text:p text:style-name="P15"><text:s text:c="6"/>2.1</text:p>
          </table:table-cell>
          <table:table-cell table:style-name="Schedule.A2" office:value-type="string">
            <text:p text:style-name="P19">Use Android Testing Frameworks e.g. Monkey to test functionality</text:p>
          </table:table-cell>
          <table:table-cell table:style-name="Schedule.C2" office:value-type="string">
            <text:p text:style-name="P19">January Week 3</text:p>
          </table:table-cell>
        </table:table-row>
        <table:table-row>
          <table:table-cell table:style-name="Schedule.A2" office:value-type="string">
            <text:p text:style-name="P15"><text:s text:c="6"/>2.2</text:p>
          </table:table-cell>
          <table:table-cell table:style-name="Schedule.A2" office:value-type="string">
            <text:p text:style-name="P19">Evaluate project on different Android phones to test design</text:p>
          </table:table-cell>
          <table:table-cell table:style-name="Schedule.C2" office:value-type="string">
            <text:p text:style-name="P19">February</text:p>
          </table:table-cell>
        </table:table-row>
        <table:table-row>
          <table:table-cell table:style-name="Schedule.A2" office:value-type="string">
            <text:p text:style-name="P15"><text:s text:c="3"/>3</text:p>
          </table:table-cell>
          <table:table-cell table:style-name="Schedule.A2" office:value-type="string">
            <text:p text:style-name="P17">Evaluate Project</text:p>
          </table:table-cell>
          <table:table-cell table:style-name="Schedule.C2" office:value-type="string">
            <text:p text:style-name="P17">February Week 3</text:p>
          </table:table-cell>
        </table:table-row>
        <table:table-row>
          <table:table-cell table:style-name="Schedule.A2" office:value-type="string">
            <text:p text:style-name="P15"><text:s text:c="6"/>3.1</text:p>
          </table:table-cell>
          <table:table-cell table:style-name="Schedule.A2" office:value-type="string">
            <text:p text:style-name="P19">Get a range of users to use App</text:p>
          </table:table-cell>
          <table:table-cell table:style-name="Schedule.C2" office:value-type="string">
            <text:p text:style-name="P19">February Week 3</text:p>
          </table:table-cell>
        </table:table-row>
        <table:table-row>
          <table:table-cell table:style-name="Schedule.A2" office:value-type="string">
            <text:p text:style-name="P16">3.1.1</text:p>
          </table:table-cell>
          <table:table-cell table:style-name="Schedule.A2" office:value-type="string">
            <text:p text:style-name="P19">Provide users with tasks to accomplish</text:p>
          </table:table-cell>
          <table:table-cell table:style-name="Schedule.C2" office:value-type="string">
            <text:p text:style-name="P19">February Week 3</text:p>
          </table:table-cell>
        </table:table-row>
        <table:table-row>
          <table:table-cell table:style-name="Schedule.A2" office:value-type="string">
            <text:p text:style-name="P16">3.1.2</text:p>
          </table:table-cell>
          <table:table-cell table:style-name="Schedule.A2" office:value-type="string">
            <text:p text:style-name="P19">Provide users a Questionnaire to note their experience</text:p>
          </table:table-cell>
          <table:table-cell table:style-name="Schedule.C2" office:value-type="string">
            <text:p text:style-name="P19">February Week 3</text:p>
          </table:table-cell>
        </table:table-row>
        <table:table-row>
          <table:table-cell table:style-name="Schedule.A2" office:value-type="string">
            <text:p text:style-name="P15"><text:s text:c="3"/>4</text:p>
          </table:table-cell>
          <table:table-cell table:style-name="Schedule.A2" office:value-type="string">
            <text:p text:style-name="P17">Write Dissertation</text:p>
          </table:table-cell>
          <table:table-cell table:style-name="Schedule.C2" office:value-type="string">
            <text:p text:style-name="P17">April</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6M50S</meta:editing-duration>
    <meta:editing-cycles>8</meta:editing-cycles>
    <meta:generator>OpenOffice.org/3.3$Win32 OpenOffice.org_project/330m20$Build-9567</meta:generator>
    <dc:date>2012-10-18T12:39:19.58</dc:date>
    <dc:creator>Daniel Muir</dc:creator>
    <meta:document-statistic meta:table-count="1" meta:image-count="0" meta:object-count="0" meta:page-count="2" meta:paragraph-count="81" meta:word-count="750" meta:character-count="4233"/>
    <meta:user-defined meta:name="Info 1"/>
    <meta:user-defined meta:name="Info 2"/>
    <meta:user-defined meta:name="Info 3"/>
    <meta:user-defined meta:name="Info 4"/>
  </office:meta>
</office:document-meta>
</file>